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9.68mm"/>
    </style:style>
    <style:style style:name="co2" style:family="table-column">
      <style:table-column-properties fo:break-before="auto" style:column-width="262.04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style:style style:name="ce3" style:family="table-cell" style:parent-style-name="Default">
      <style:text-properties fo:color="#ff8000"/>
    </style:style>
  </office:automatic-styles>
  <office:body>
    <office:spreadsheet>
      <table:calculation-settings table:automatic-find-labels="false" table:use-regular-expressions="false" table:use-wildcards="true"/>
      <table:table table:name="reduc"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SUNXI_RSB</text:p>
          </table:table-cell>
          <table:table-cell office:value-type="string" calcext:value-type="string">
            <text:p>Say y here to enable support for Allwinner's Reduced Serial Bus (RSB) support. This controller is responsible for communicating with various RSB based devices, such as AXP223, AXP8XX PMICs, and AC100/AC200 ICs.</text:p>
          </table:table-cell>
          <table:table-cell table:number-columns-repeated="1022"/>
        </table:table-row>
        <table:table-row table:style-name="ro1">
          <table:table-cell table:style-name="ce2" office:value-type="string" calcext:value-type="string">
            <text:p>MTD_CFI_ADV_OPTIONS</text:p>
          </table:table-cell>
          <table:table-cell table:style-name="ce2" office:value-type="string" calcext:value-type="string">
            <text:p>If you need to specify a specific endianness for access to flash chips, or if you wish to reduce the size of the kernel by including support for only specific arrangements of flash chips, say 'Y'. This option does not directly affect the code, but will enable other configuration options which allow you to do so. <text:s/>If unsure, say 'N'.</text:p>
          </table:table-cell>
          <table:table-cell table:style-name="ce2" table:number-columns-repeated="1022"/>
        </table:table-row>
        <table:table-row table:style-name="ro1">
          <table:table-cell table:style-name="ce2" office:value-type="string" calcext:value-type="string">
            <text:p>MTD_CFI_GEOMETRY</text:p>
          </table:table-cell>
          <table:table-cell table:style-name="ce2" office:value-type="string" calcext:value-type="string">
            <text:p>This option does not affect the code directly, but will enable some other configuration options which would allow you to reduce the size of the kernel by including support for only certain arrangements of CFI chips. If unsure, say 'N' and all options which are supported by the current code will be enabled.</text:p>
          </table:table-cell>
          <table:table-cell table:style-name="ce2" table:number-columns-repeated="1022"/>
        </table:table-row>
        <table:table-row table:style-name="ro1">
          <table:table-cell office:value-type="string" calcext:value-type="string">
            <text:p>SCSI_MPT2SAS_MAX_SGE</text:p>
          </table:table-cell>
          <table:table-cell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number-columns-repeated="1022"/>
        </table:table-row>
        <table:table-row table:style-name="ro1">
          <table:table-cell office:value-type="string" calcext:value-type="string">
            <text:p>SCSI_MPT3SAS_MAX_SGE</text:p>
          </table:table-cell>
          <table:table-cell office:value-type="string" calcext:value-type="string">
            <text:p>This option allows you to specify the maximum number of scatter- gather entries per I/O. The driver default is 128, which matches MAX_PHYS_SEGMENTS in most kernels. <text:s/>However in SuSE kernels this can be 256. However, it may decreased down to 16. <text:s/>Decreasing this parameter will reduce memory requirements on a per controller instance.</text:p>
          </table:table-cell>
          <table:table-cell table:number-columns-repeated="1022"/>
        </table:table-row>
        <table:table-row table:style-name="ro1">
          <table:table-cell office:value-type="string" calcext:value-type="string">
            <text:p>SCSI_EATA_LINKED_COMMANDS</text:p>
          </table:table-cell>
          <table:table-cell office:value-type="string" calcext:value-type="string">
            <text:p>This option enables elevator sorting for all probed SCSI disks and CD-ROMs. It definitely reduces the average seek distance when doing random seeks, but this does not necessarily result in a noticeable performance improvement: your mileage may vary... This is equivalent to the eata=lc:y boot option.</text:p>
          </table:table-cell>
          <table:table-cell table:number-columns-repeated="1022"/>
        </table:table-row>
        <table:table-row table:style-name="ro1">
          <table:table-cell office:value-type="string" calcext:value-type="string">
            <text:p>SCSI_EATA_MAX_TAGS</text:p>
          </table:table-cell>
          <table:table-cell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number-columns-repeated="1022"/>
        </table:table-row>
        <table:table-row table:style-name="ro1">
          <table:table-cell office:value-type="string" calcext:value-type="string">
            <text:p>FUSION_MAX_SGE</text:p>
          </table:table-cell>
          <table:table-cell office:value-type="string" calcext:value-type="string">
            <text:p>This option allows you to specify the maximum number of scatter- gather entries per I/O. The driver default is 128, which matches SCSI_MAX_PHYS_SEGMENTS. However, it may decreased down to 16. Decreasing this parameter will reduce memory requirements on a per controller instance.</text:p>
          </table:table-cell>
          <table:table-cell table:number-columns-repeated="1022"/>
        </table:table-row>
        <table:table-row table:style-name="ro1">
          <table:table-cell table:style-name="ce2" office:value-type="string" calcext:value-type="string">
            <text:p>ACENIC_OMIT_TIGON_I</text:p>
          </table:table-cell>
          <table:table-cell table:style-name="ce2"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ce2" table:number-columns-repeated="1022"/>
        </table:table-row>
        <table:table-row table:style-name="ro1">
          <table:table-cell office:value-type="string" calcext:value-type="string">
            <text:p>TULIP_NAPI</text:p>
          </table:table-cell>
          <table:table-cell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number-columns-repeated="1022"/>
        </table:table-row>
        <table:table-row table:style-name="ro1">
          <table:table-cell office:value-type="string" calcext:value-type="string">
            <text:p>TULIP_NAPI_HW_MITIGATION</text:p>
          </table:table-cell>
          <table:table-cell office:value-type="string" calcext:value-type="string">
            <text:p>Use HW to reduce RX interrupts. Not strictly necessary since NAPI reduces RX interrupts by itself. Interrupt mitigation reduces RX interrupts even at low levels of traffic at the cost of a small latency. <text:s/>If in doubt, say Y.</text:p>
          </table:table-cell>
          <table:table-cell table:number-columns-repeated="1022"/>
        </table:table-row>
        <table:table-row table:style-name="ro1">
          <table:table-cell office:value-type="string" calcext:value-type="string">
            <text:p>XILINX_GMII2RGMII</text:p>
          </table:table-cell>
          <table:table-cell office:value-type="string" calcext:value-type="string">
            <text:p>This driver support xilinx GMII to RGMII IP core it provides the Reduced Gigabit Media Independent Interface(RGMII) between Ethernet physical media devices and the Gigabit Ethernet controller.</text:p>
          </table:table-cell>
          <table:table-cell table:number-columns-repeated="1022"/>
        </table:table-row>
        <table:table-row table:style-name="ro1">
          <table:table-cell table:style-name="ce2" office:value-type="string" calcext:value-type="string">
            <text:p>B43LEGACY_DMA_MODE</text:p>
          </table:table-cell>
          <table:table-cell table:style-name="ce2" office:value-type="string" calcext:value-type="string">
            <text:p>Only include Direct Memory Access (DMA). This reduces the size of the driver module, by omitting the PIO code.</text:p>
          </table:table-cell>
          <table:table-cell table:style-name="ce2" table:number-columns-repeated="1022"/>
        </table:table-row>
        <table:table-row table:style-name="ro1">
          <table:table-cell table:style-name="ce2" office:value-type="string" calcext:value-type="string">
            <text:p>B43LEGACY_PIO_MODE</text:p>
          </table:table-cell>
          <table:table-cell table:style-name="ce2" office:value-type="string" calcext:value-type="string">
            <text:p>Only include Programmed I/O (PIO). This reduces the size of the driver module, by omitting the DMA code. Please note that PIO transfers are slow (compared to DMA). <text:s/>Also note that not all devices of the b43legacy series support PIO. <text:s/>You should use PIO only if DMA does not work for you.</text:p>
          </table:table-cell>
          <table:table-cell table:style-name="ce2" table:number-columns-repeated="1022"/>
        </table:table-row>
        <table:table-row table:style-name="ro1">
          <table:table-cell office:value-type="string" calcext:value-type="string">
            <text:p>ISDN_I4L</text:p>
          </table:table-cell>
          <table:table-cell office:value-type="string" calcext:value-type="string">
            <text:p>This driver allows you to use an ISDN adapter for networking connections and as dialin/out device. <text:s/>The isdn-tty's have a built in AT-compatible modem emulator. <text:s/>Network devices support autodial, channel-bundling, callback and caller-authentication without having a daemon running. <text:s/>A reduced T.70 protocol is supported with tty's suitable for German BTX. <text:s/>On D-Channel, the protocols EDSS1 (Euro-ISDN) and 1TR6 (German style) are supported. <text:s/>See &lt;file:Documentation/isdn/README&gt; for more information. <text:s/>ISDN support in the linux kernel is moving towards a new API, called CAPI (Common ISDN Application Programming Interface). Therefore the old ISDN4Linux layer will eventually become obsolete. It is still available, though, for use with adapters that are not supported by the new CAPI subsystem yet.</text:p>
          </table:table-cell>
          <table:table-cell table:number-columns-repeated="1022"/>
        </table:table-row>
        <table:table-row table:style-name="ro1">
          <table:table-cell office:value-type="string" calcext:value-type="string">
            <text:p>LEGACY_PTY_COUNT</text:p>
          </table:table-cell>
          <table:table-cell office:value-type="string" calcext:value-type="string">
            <text:p>The maximum number of legacy PTYs that can be used at any one time. The default is 256, and should be more than enough. <text:s/>Embedded systems may want to reduce this to save memory. <text:s/>When not in use, each legacy PTY occupies 12 bytes on 32-bit architectures and 24 bytes on 64-bit architectures.</text:p>
          </table:table-cell>
          <table:table-cell table:number-columns-repeated="1022"/>
        </table:table-row>
        <table:table-row table:style-name="ro1">
          <table:table-cell office:value-type="string" calcext:value-type="string">
            <text:p>I2C_PARPORT_LIGHT</text:p>
          </table:table-cell>
          <table:table-cell office:value-type="string" calcext:value-type="string">
            <text:p>This supports parallel port I2C adapters such as the ones made by Philips or Velleman, Analog Devices evaluation boards, and more. Basically any adapter using the parallel port as an I2C bus with no extra chipset is supported by this driver, or could be. <text:s/>This driver is a light version of i2c-parport. <text:s/>It doesn't depend on the parport driver, and uses direct I/O access instead. <text:s/>This might be preferred on embedded systems where wasting memory for the clean but heavy parport handling is not an option. <text:s/>The drawback is a reduced portability and the impossibility to daisy-chain other parallel port devices. <text:s/>Don't say Y here if you said Y or M to i2c-parport. <text:s/>Saying M to both is possible but both modules should not be loaded at the same time. <text:s/>This support is also available as a module. <text:s/>If so, the module will be called i2c-parport-light.</text:p>
          </table:table-cell>
          <table:table-cell table:number-columns-repeated="1022"/>
        </table:table-row>
        <table:table-row table:style-name="ro1">
          <table:table-cell office:value-type="string" calcext:value-type="string">
            <text:p>POWER_AVS</text:p>
          </table:table-cell>
          <table:table-cell office:value-type="string" calcext:value-type="string">
            <text:p>AVS is a power management technique which finely controls the operating voltage of a device in order to optimize (i.e. reduce) its power consumption. At a given operating point the voltage is adapted depending on static factors (chip manufacturing process) and dynamic factors (temperature depending performance). AVS is also called SmartReflex on OMAP devices. <text:s/>Say Y here to enable Adaptive Voltage Scaling class support.</text:p>
          </table:table-cell>
          <table:table-cell table:number-columns-repeated="1022"/>
        </table:table-row>
        <table:table-row table:style-name="ro1">
          <table:table-cell office:value-type="string" calcext:value-type="string">
            <text:p>CPU_THERMAL</text:p>
          </table:table-cell>
          <table:table-cell office:value-type="string" calcext:value-type="string">
            <text:p>This implements the generic cpu cooling mechanism through frequency reduction. An ACPI version of this already exists (drivers/acpi/processor_thermal.c). This will be useful for platforms using the generic thermal interface and not the ACPI interface. <text:s/>If you want this support, you should say Y here.</text:p>
          </table:table-cell>
          <table:table-cell table:number-columns-repeated="1022"/>
        </table:table-row>
        <table:table-row table:style-name="ro1">
          <table:table-cell office:value-type="string" calcext:value-type="string">
            <text:p>CLOCK_THERMAL</text:p>
          </table:table-cell>
          <table:table-cell office:value-type="string" calcext:value-type="string">
            <text:p>This entry implements the generic clock cooling mechanism through frequency clipping. Typically used to cool off co-processors. The device that is configured to use this cooling mechanism will be controlled to reduce clock frequency whenever temperature is high.</text:p>
          </table:table-cell>
          <table:table-cell table:number-columns-repeated="1022"/>
        </table:table-row>
        <table:table-row table:style-name="ro1">
          <table:table-cell office:value-type="string" calcext:value-type="string">
            <text:p>DEVFREQ_THERMAL</text:p>
          </table:table-cell>
          <table:table-cell office:value-type="string" calcext:value-type="string">
            <text:p>This implements the generic devfreq cooling mechanism through frequency reduction for devices using devfreq. <text:s/>This will throttle the device by limiting the maximum allowed DVFS frequency corresponding to the cooling level. <text:s/>In order to use the power extensions of the cooling device, devfreq should use the simple_ondemand governor. <text:s/>If you want this support, you should say Y here.</text:p>
          </table:table-cell>
          <table:table-cell table:number-columns-repeated="1022"/>
        </table:table-row>
        <table:table-row table:style-name="ro1">
          <table:table-cell office:value-type="string" calcext:value-type="string">
            <text:p>INT3406_THERMAL</text:p>
          </table:table-cell>
          <table:table-cell office:value-type="string" calcext:value-type="string">
            <text:p>The display thermal device represents the LED/LCD display panel that may or may not include touch support. The main function of the display thermal device is to allow control of the display brightness in order to address a thermal condition or to reduce power consumed by display device.</text:p>
          </table:table-cell>
          <table:table-cell table:number-columns-repeated="1022"/>
        </table:table-row>
        <table:table-row table:style-name="ro1">
          <table:table-cell table:style-name="ce2" office:value-type="string" calcext:value-type="string">
            <text:p>SSB_SILENT</text:p>
          </table:table-cell>
          <table:table-cell table:style-name="ce2" office:value-type="string" calcext:value-type="string">
            <text:p>This option turns off all Sonics Silicon Backplane printks. Note that you won't be able to identify problems, once messages are turned off. This might only be desired for production kernels on embedded devices to reduce the kernel size. <text:s/>Say N</text:p>
          </table:table-cell>
          <table:table-cell table:style-name="ce2" table:number-columns-repeated="1022"/>
        </table:table-row>
        <table:table-row table:style-name="ro1">
          <table:table-cell office:value-type="string" calcext:value-type="string">
            <text:p>VIDEO_UPD64031A</text:p>
          </table:table-cell>
          <table:table-cell office:value-type="string" calcext:value-type="string">
            <text:p>Support for the NEC Electronics uPD64031A Ghost Reduction video chip. It is most often found in NTSC TV cards made for Japan and is used to reduce the 'ghosting' effect that can be present in analog TV broadcasts. <text:s/>To compile this driver as a module, choose M here: the module will be called upd64031a.</text:p>
          </table:table-cell>
          <table:table-cell table:number-columns-repeated="1022"/>
        </table:table-row>
        <table:table-row table:style-name="ro1">
          <table:table-cell table:style-name="ce3" office:value-type="string" calcext:value-type="string">
            <text:p>FB_VIA_X_COMPATIBILITY</text:p>
          </table:table-cell>
          <table:table-cell table:style-name="ce3" office:value-type="string" calcext:value-type="string">
            <text:p>This option reduces the functionality (power saving, ...) of the framebuffer to avoid negative impact on the OpenChrome X server. If you use any X server other than fbdev you should enable this otherwise it should be safe to disable it and allow using all features.</text:p>
          </table:table-cell>
          <table:table-cell table:style-name="ce3" table:number-columns-repeated="1022"/>
        </table:table-row>
        <table:table-row table:style-name="ro1">
          <table:table-cell office:value-type="string" calcext:value-type="string">
            <text:p>FB_AUO_K1900</text:p>
          </table:table-cell>
          <table:table-cell office:value-type="string" calcext:value-type="string">
            <text:p>This driver implements support for the AUO K1900 epd-controller. This controller can drive Sipix epaper displays but can only do serial updates, reducing the number of possible frames per second.</text:p>
          </table:table-cell>
          <table:table-cell table:number-columns-repeated="1022"/>
        </table:table-row>
        <table:table-row table:style-name="ro1">
          <table:table-cell office:value-type="string" calcext:value-type="string">
            <text:p>SND_PCM_TIMER</text:p>
          </table:table-cell>
          <table:table-cell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number-columns-repeated="1022"/>
        </table:table-row>
        <table:table-row table:style-name="ro1">
          <table:table-cell table:style-name="ce2" office:value-type="string" calcext:value-type="string">
            <text:p>SND_PROC_FS</text:p>
          </table:table-cell>
          <table:table-cell table:style-name="ce2" office:value-type="string" calcext:value-type="string">
            <text:p>Say 'N' to disable Sound proc FS, which may reduce code size about 9KB on x86_64 platform. If unsure say Y.</text:p>
          </table:table-cell>
          <table:table-cell table:style-name="ce2" table:number-columns-repeated="1022"/>
        </table:table-row>
        <table:table-row table:style-name="ro1">
          <table:table-cell office:value-type="string" calcext:value-type="string">
            <text:p>MSND_FIFOSIZE</text:p>
          </table:table-cell>
          <table:table-cell office:value-type="string" calcext:value-type="string">
            <text:p>Configures the size of each audio buffer, in kilobytes, for recording and playing in the MultiSound drivers (both the Classic and Pinnacle). Larger values reduce the chance of data overruns at the expense of overall latency. If unsure, use the default.</text:p>
          </table:table-cell>
          <table:table-cell table:number-columns-repeated="1022"/>
        </table:table-row>
        <table:table-row table:style-name="ro1">
          <table:table-cell office:value-type="string" calcext:value-type="string">
            <text:p>USB_OTG_BLACKLIST_HUB</text:p>
          </table:table-cell>
          <table:table-cell office:value-type="string" calcext:value-type="string">
            <text:p>If you say Y here, then Linux will refuse to enumerate external hubs. <text:s/>OTG hosts are allowed to reduce hardware and software costs by not supporting external hubs. <text:s/>So are Embedded Hosts that don't offer OTG support.</text:p>
          </table:table-cell>
          <table:table-cell table:number-columns-repeated="1022"/>
        </table:table-row>
        <table:table-row table:style-name="ro1">
          <table:table-cell office:value-type="string" calcext:value-type="string">
            <text:p>USB_EHCI_TT_NEWSCHED</text:p>
          </table:table-cell>
          <table:table-cell office:value-type="string" calcext:value-type="string">
            <text:p>This changes the periodic scheduling code to fill more of the low and full speed bandwidth available from the Transaction Translator (TT) in USB 2.0 hubs. <text:s/>Without this, only one transfer will be issued in each microframe, significantly reducing the number of periodic low/fullspeed transfers possible. <text:s/>If you have multiple periodic low/fullspeed devices connected to a highspeed USB hub which is connected to a highspeed USB Host Controller, and some of those devices will not work correctly (possibly due to ENOSPC or -28 errors), say Y. <text:s/>Conversely, if you have only one such device and it doesn't work, you could try saying N. <text:s/>If unsure, say Y.</text:p>
          </table:table-cell>
          <table:table-cell table:number-columns-repeated="1022"/>
        </table:table-row>
        <table:table-row table:style-name="ro1">
          <table:table-cell office:value-type="string" calcext:value-type="string">
            <text:p>PM_DEVFREQ_EVENT</text:p>
          </table:table-cell>
          <table:table-cell office:value-type="string" calcext:value-type="string">
            <text:p>The devfreq-event device provide the raw data and events which indicate the current state of devfreq-event device. The provided data from devfreq-event device is used to monitor the state of device and determine the suitable size of resource to reduce the wasted resource. <text:s/>The devfreq-event device can support the various type of events (e.g., raw data, utilization, latency, bandwidth). The events may be used by devfreq governor and other subsystem.</text:p>
          </table:table-cell>
          <table:table-cell table:number-columns-repeated="1022"/>
        </table:table-row>
        <table:table-row table:style-name="ro1">
          <table:table-cell office:value-type="string" calcext:value-type="string">
            <text:p>ACPI_PROCESSOR_AGGREGATOR</text:p>
          </table:table-cell>
          <table:table-cell office:value-type="string" calcext:value-type="string">
            <text:p>ACPI 4.0 defines processor Aggregator, which enables OS to perform specific processor configuration and control that applies to all processors in the platform. Currently only logical processor idling is defined, which is to reduce power consumption. This driver supports the new device.</text:p>
          </table:table-cell>
          <table:table-cell table:number-columns-repeated="1022"/>
        </table:table-row>
        <table:table-row table:style-name="ro1">
          <table:table-cell office:value-type="string" calcext:value-type="string">
            <text:p>ACPI_REDUCED_HARDWARE_ONLY</text:p>
          </table:table-cell>
          <table:table-cell office:value-type="string" calcext:value-type="string">
            <text:p>This config item changes the way the ACPI code is built. <text:s/>When this option is selected, the kernel will use a specialized version of ACPICA that ONLY supports the ACPI reduced hardware mode. <text:s/>The resulting kernel will be smaller but it will also be restricted to running in ACPI reduced hardware mode ONLY. <text:s/>If you are unsure what to do, do not enable this option.</text:p>
          </table:table-cell>
          <table:table-cell table:number-columns-repeated="1022"/>
        </table:table-row>
        <table:table-row table:style-name="ro1">
          <table:table-cell office:value-type="string" calcext:value-type="string">
            <text:p>ARM_S3C2416_CPUFREQ</text:p>
          </table:table-cell>
          <table:table-cell office:value-type="string" calcext:value-type="string">
            <text:p>This adds the CPUFreq driver for the Samsung S3C2416 and S3C2450 SoC. The S3C2416 supports changing the rate of the armdiv clock source and also entering a so called dynamic voltage scaling mode in which it is possible to reduce the core voltage of the CPU. <text:s/>If in doubt, say N.</text:p>
          </table:table-cell>
          <table:table-cell table:number-columns-repeated="1022"/>
        </table:table-row>
        <table:table-row table:style-name="ro1">
          <table:table-cell office:value-type="string" calcext:value-type="string">
            <text:p>GCC_PLUGIN_RANDSTRUCT_PERFORMANCE</text:p>
          </table:table-cell>
          <table:table-cell office:value-type="string" calcext:value-type="string">
            <text:p>If you say Y here, the RANDSTRUCT randomization will make a best effort at restricting randomization to cacheline-sized groups of elements. <text:s/>It will further not randomize bitfields in structures. <text:s/>This reduces the performance hit of RANDSTRUCT at the cost of weakened randomization.</text:p>
          </table:table-cell>
          <table:table-cell table:number-columns-repeated="1022"/>
        </table:table-row>
        <table:table-row table:style-name="ro1">
          <table:table-cell table:style-name="ce2" office:value-type="string" calcext:value-type="string">
            <text:p>DEBUG_INFO_REDUCED</text:p>
          </table:table-cell>
          <table:table-cell table:style-name="ce2" office:value-type="string" calcext:value-type="string">
            <text:p>If you say Y here gcc is instructed to generate less debugging information for structure types. This means that tools that need full debugging information (like kgdb or systemtap) won't be happy. But if you merely need debugging information to resolve line numbers there is no loss. Advantage is that build directory object sizes shrink dramatically over a full DEBUG_INFO build and compile times are reduced too. Only works with newer gcc versions.</text:p>
          </table:table-cell>
          <table:table-cell table:style-name="ce2" table:number-columns-repeated="1022"/>
        </table:table-row>
        <table:table-row table:style-name="ro1">
          <table:table-cell table:style-name="ce2" office:value-type="string" calcext:value-type="string">
            <text:p>DEBUG_INFO_SPLIT</text:p>
          </table:table-cell>
          <table:table-cell table:style-name="ce2" office:value-type="string" calcext:value-type="string">
            <text:p>Generate debug info into separate .dwo files. This significantly reduces the build directory size for builds with DEBUG_INFO, because it stores the information only once on disk in .dwo files instead of multiple times in object files and executables. In addition the debug information is also compressed. <text:s/>Requires recent gcc (4.7+) and recent gdb/binutils. Any tool that packages or reads debug information would need to know about the .dwo files and include them. Incompatible with older versions of ccache.</text:p>
          </table:table-cell>
          <table:table-cell table:style-name="ce2" table:number-columns-repeated="1022"/>
        </table:table-row>
        <table:table-row table:style-name="ro1">
          <table:table-cell office:value-type="string" calcext:value-type="string">
            <text:p>PAGE_POISONING</text:p>
          </table:table-cell>
          <table:table-cell office:value-type="string" calcext:value-type="string">
            <text:p>Fill the pages with poison patterns after free_pages() and verify the patterns before alloc_pages. The filling of the memory helps reduce the risk of information leaks from freed data. This does have a potential performance impact. <text:s/>Note that poison here is not the same thing as the HWPoison for CONFIG_MEMORY_FAILURE. This is software poisoning only. <text:s/>If unsure, say N</text:p>
          </table:table-cell>
          <table:table-cell table:number-columns-repeated="1022"/>
        </table:table-row>
        <table:table-row table:style-name="ro1">
          <table:table-cell office:value-type="string" calcext:value-type="string">
            <text:p>PAGE_POISONING_NO_SANITY</text:p>
          </table:table-cell>
          <table:table-cell office:value-type="string" calcext:value-type="string">
            <text:p>Skip the sanity checking on alloc, only fill the pages with poison on free. This reduces some of the overhead of the poisoning feature. <text:s/>If you are only interested in sanitization, say Y. Otherwise say N.</text:p>
          </table:table-cell>
          <table:table-cell table:number-columns-repeated="1022"/>
        </table:table-row>
        <table:table-row table:style-name="ro1">
          <table:table-cell office:value-type="string" calcext:value-type="string">
            <text:p>TINY_RCU</text:p>
          </table:table-cell>
          <table:table-cell office:value-type="string" calcext:value-type="string">
            <text:p>This option selects the RCU implementation that is designed for UP systems from which real-time response is not required. <text:s/>This option greatly reduces the memory footprint of RCU.</text:p>
          </table:table-cell>
          <table:table-cell table:number-columns-repeated="1022"/>
        </table:table-row>
        <table:table-row table:style-name="ro1">
          <table:table-cell office:value-type="string" calcext:value-type="string">
            <text:p>RCU_FANOUT_LEAF</text:p>
          </table:table-cell>
          <table:table-cell office:value-type="string" calcext:value-type="string">
            <text:p>This option controls the leaf-level fanout of hierarchical implementations of RCU, and allows trading off cache misses against lock contention. <text:s/>Systems that synchronize their scheduling-clock interrupts for energy-efficiency reasons will want the default because the smaller leaf-level fanout keeps lock contention levels acceptably low. <text:s/>Very large systems (hundreds or thousands of CPUs) will instead want to set this value to the maximum value possible in order to reduce the number of cache misses incurred during RCU's grace-period initialization. <text:s/>These systems tend to run CPU-bound, and thus are not helped by synchronized interrupts, and thus tend to skew them, which reduces lock contention enough that large leaf-level fanouts work well. <text:s/>That said, setting leaf-level fanout to a large number will likely cause problematic lock contention on the leaf-level rcu_node structures unless you boot with the skew_tick kernel parameter. <text:s/>Select a specific number if testing RCU itself. <text:s/>Select the maximum permissible value for large systems, but please understand that you may also need to set the skew_tick kernel boot parameter to avoid contention on the rcu_node structure's locks. <text:s/>Take the default if unsure.</text:p>
          </table:table-cell>
          <table:table-cell table:number-columns-repeated="1022"/>
        </table:table-row>
        <table:table-row table:style-name="ro1">
          <table:table-cell office:value-type="string" calcext:value-type="string">
            <text:p>RCU_NOCB_CPU</text:p>
          </table:table-cell>
          <table:table-cell office:value-type="string" calcext:value-type="string">
            <text:p>Use this option to reduce OS jitter for aggressive HPC or real-time workloads. <text:s/>It can also be used to offload RCU callback invocation to energy-efficient CPUs in battery-powered asymmetric multiprocessors. <text:s/>This option offloads callback invocation from the set of CPUs specified at boot time by the rcu_nocbs parameter. For each such CPU, a kthread (rcuox/N) will be created to invoke callbacks, where the N is the CPU being offloaded, and where the x is b for RCU-bh, p for RCU-preempt, and s for RCU-sched. <text:s/>Nothing prevents this kthread from running on the specified CPUs, but (1) the kthreads may be preempted between each callback, and (2) affinity or cgroups can be used to force the kthreads to run on whatever set of CPUs is desired. <text:s/>Say Y here if you want to help to debug reduced OS jitter. Say N here if you are unsure.</text:p>
          </table:table-cell>
          <table:table-cell table:number-columns-repeated="1022"/>
        </table:table-row>
        <table:table-row table:style-name="ro1">
          <table:table-cell table:style-name="ce2" office:value-type="string" calcext:value-type="string">
            <text:p>POSIX_TIMERS</text:p>
          </table:table-cell>
          <table:table-cell table:style-name="ce2" office:value-type="string" calcext:value-type="string">
            <text:p>This includes native support for POSIX timers to the kernel. Some embedded systems have no use for them and therefore they can be configured out to reduce the size of the kernel image. <text:s/>When this option is disabled, the following syscalls won't be available: timer_create, timer_gettime: timer_getoverrun, timer_settime, timer_delete, clock_adjtime, getitimer, setitimer, alarm. Furthermore, the clock_settime, clock_gettime, clock_getres and clock_nanosleep syscalls will be limited to CLOCK_REALTIME, CLOCK_MONOTONIC and CLOCK_BOOTTIME only. <text:s/>If unsure say y.</text:p>
          </table:table-cell>
          <table:table-cell table:style-name="ce2" table:number-columns-repeated="1022"/>
        </table:table-row>
        <table:table-row table:style-name="ro1">
          <table:table-cell table:style-name="ce3" office:value-type="string" calcext:value-type="string">
            <text:p>KALLSYMS_BASE_RELATIVE</text:p>
          </table:table-cell>
          <table:table-cell table:style-name="ce3" office:value-type="string" calcext:value-type="string">
            <text:p>Instead of emitting them as absolute values in the native word size, emit the symbol references in the kallsyms table as 32-bit entries, each containing a relative value in the range [base, base + U32_MAX] or, when KALLSYMS_ABSOLUTE_PERCPU is in effect, each containing either an absolute value in the range [0, S32_MAX] or a relative value in the range [base, base + S32_MAX], where base is the lowest relative symbol address encountered in the image. <text:s/>On 64-bit builds, this reduces the size of the address table by 50%, but more importantly, it results in entries whose values are build time constants, and no relocation pass is required at runtime to fix up the entries based on the runtime load address of the kernel.</text:p>
          </table:table-cell>
          <table:table-cell table:style-name="ce3" table:number-columns-repeated="1022"/>
        </table:table-row>
        <table:table-row table:style-name="ro1">
          <table:table-cell table:style-name="ce2" office:value-type="string" calcext:value-type="string">
            <text:p>BUG</text:p>
          </table:table-cell>
          <table:table-cell table:style-name="ce2" office:value-type="string" calcext:value-type="string">
            <text:p>Disabling this option eliminates support for BUG and WARN, reducing the size of your kernel image and potentially quietly ignoring numerous fatal conditions. You should only consider disabling this option for embedded systems with no facilities for reporting errors. Just say Y.</text:p>
          </table:table-cell>
          <table:table-cell table:style-name="ce2" table:number-columns-repeated="1022"/>
        </table:table-row>
        <table:table-row table:style-name="ro1">
          <table:table-cell table:style-name="ce2" office:value-type="string" calcext:value-type="string">
            <text:p>BASE_FULL</text:p>
          </table:table-cell>
          <table:table-cell table:style-name="ce2" office:value-type="string" calcext:value-type="string">
            <text:p>Disabling this option reduces the size of miscellaneous core kernel data structures. This saves memory on small machines, but may reduce performance.</text:p>
          </table:table-cell>
          <table:table-cell table:style-name="ce2" table:number-columns-repeated="1022"/>
        </table:table-row>
        <table:table-row table:style-name="ro1">
          <table:table-cell office:value-type="string" calcext:value-type="string">
            <text:p>SLAB_MERGE_DEFAULT</text:p>
          </table:table-cell>
          <table:table-cell office:value-type="string" calcext:value-type="string">
            <text:p>For reduced kernel memory fragmentation, slab caches can be merged when they share the same size and other characteristics. This carries a risk of kernel heap overflows being able to overwrite objects from merged caches (and more easily control cache layout), which makes such heap attacks easier to exploit by attackers. By keeping caches unmerged, these kinds of exploits can usually only damage objects in the same cache. To disable merging at runtime, slab_nomerge can be passed on the kernel command line.</text:p>
          </table:table-cell>
          <table:table-cell table:number-columns-repeated="1022"/>
        </table:table-row>
        <table:table-row table:style-name="ro1">
          <table:table-cell office:value-type="string" calcext:value-type="string">
            <text:p>SLAB_FREELIST_RANDOM</text:p>
          </table:table-cell>
          <table:table-cell office:value-type="string" calcext:value-type="string">
            <text:p>Randomizes the freelist order used on creating new pages. This security feature reduces the predictability of the kernel slab allocator against heap overflows.</text:p>
          </table:table-cell>
          <table:table-cell table:number-columns-repeated="1022"/>
        </table:table-row>
        <table:table-row table:style-name="ro1">
          <table:table-cell table:style-name="ce2" office:value-type="string" calcext:value-type="string">
            <text:p>MODULE_SIG</text:p>
          </table:table-cell>
          <table:table-cell table:style-name="ce2" office:value-type="string" calcext:value-type="string">
            <text:p>Check modules for valid signatures upon load: the signature is simply appended to the module. For more information see Documentation/module-signing.txt. <text:s/>Note that this option adds the OpenSSL development packages as a kernel build dependency so that the signing tool can use its crypto library. <text:s/>!!!WARNING!!! <text:s/>If you enable this option, you MUST make sure that the module DOES NOT get stripped after being signed. <text:s/>This includes the debuginfo strip done by some packagers (such as rpmbuild) and inclusion into an initramfs that wants the module size reduced.</text:p>
          </table:table-cell>
          <table:table-cell table:style-name="ce2" table:number-columns-repeated="1022"/>
        </table:table-row>
        <table:table-row table:style-name="ro1">
          <table:table-cell table:style-name="ce2" office:value-type="string" calcext:value-type="string">
            <text:p>TRIM_UNUSED_KSYMS</text:p>
          </table:table-cell>
          <table:table-cell table:style-name="ce2" office:value-type="string" calcext:value-type="string">
            <text:p>The kernel and some modules make many symbols available for other modules to use via EXPORT_SYMBOL() and variants. Depending on the set of modules being selected in your kernel configuration, many of those exported symbols might never be used. <text:s/>This option allows for unused exported symbols to be dropped from the build. In turn, this provides the compiler more opportunities (especially when using LTO) for optimizing the code and reducing binary size. <text:s/>This might have some security advantages as well. <text:s/>If unsure, or if you need to build out-of-tree modules, say N.</text:p>
          </table:table-cell>
          <table:table-cell table:style-name="ce2" table:number-columns-repeated="1022"/>
        </table:table-row>
        <table:table-row table:style-name="ro1">
          <table:table-cell office:value-type="string" calcext:value-type="string">
            <text:p>PREEMPT_VOLUNTARY</text:p>
          </table:table-cell>
          <table:table-cell office:value-type="string" calcext:value-type="string">
            <text:p>This option reduces the latency of the kernel by adding more explicit preemption points to the kernel code. These new preemption points have been selected to reduce the maximum latency of rescheduling, providing faster application reactions, at the cost of slightly lower throughput. <text:s/>This allows reaction to interactive events by allowing a low priority process to voluntarily preempt itself even if it is in kernel mode executing a system call. This allows applications to run more 'smoothly' even when the system is under load. <text:s/>Select this if you are building a kernel for a desktop system.</text:p>
          </table:table-cell>
          <table:table-cell table:number-columns-repeated="1022"/>
        </table:table-row>
        <table:table-row table:style-name="ro1">
          <table:table-cell office:value-type="string" calcext:value-type="string">
            <text:p>PREEMPT</text:p>
          </table:table-cell>
          <table:table-cell office:value-type="string" calcext:value-type="string">
            <text:p>This option reduces the latency of the kernel by making all kernel code (that is not executing in a critical section) preemptible. <text:s/>This allows reaction to interactive events by permitting a low priority process to be preempted involuntarily even if it is in kernel mode executing a system call and would otherwise not be about to reach a natural preemption point. This allows applications to run more 'smoothly' even when the system is under load, at the cost of slightly lower throughput and a slight runtime overhead to kernel code. <text:s/>Select this if you are building a kernel for a desktop or embedded system with latency requirements in the milliseconds range.</text:p>
          </table:table-cell>
          <table:table-cell table:number-columns-repeated="1022"/>
        </table:table-row>
        <table:table-row table:style-name="ro1">
          <table:table-cell office:value-type="string" calcext:value-type="string">
            <text:p>HZ_100</text:p>
          </table:table-cell>
          <table:table-cell office:value-type="string" calcext:value-type="string">
            <text:p>100 Hz is a typical choice for servers, SMP and NUMA systems with lots of processors that may show reduced performance if too many timer interrupts are occurring.</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DEFAULT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CAP_SYS_RAWIO or disable this protection by setting the value to 0. <text:s/>This value can be changed after boot using the /proc/sys/vm/mmap_min_addr tunable.</text:p>
          </table:table-cell>
          <table:table-cell table:number-columns-repeated="1022"/>
        </table:table-row>
        <table:table-row table:style-name="ro1">
          <table:table-cell office:value-type="string" calcext:value-type="string">
            <text:p>TRANSPARENT_HUGEPAGE</text:p>
          </table:table-cell>
          <table:table-cell office:value-type="string" calcext:value-type="string">
            <text:p>Transparent Hugepages allows the kernel to use huge pages and huge tlb transparently to the applications whenever possible. This feature can improve computing performance to certain applications by speeding up page faults during memory allocation, by reducing the number of tlb misses and by speeding up the pagetable walking. <text:s/>If memory constrained on embedded, you may want to say N.</text:p>
          </table:table-cell>
          <table:table-cell table:number-columns-repeated="1022"/>
        </table:table-row>
        <table:table-row table:style-name="ro1">
          <table:table-cell office:value-type="string" calcext:value-type="string">
            <text:p>CLEANCACHE</text:p>
          </table:table-cell>
          <table:table-cell office:value-type="string" calcext:value-type="string">
            <text:p>Cleancache can be thought of as a page-granularity victim cache for clean pages that the kernel's pageframe replacement algorithm (PFRA) would like to keep around, but can't since there isn't enough memory. <text:s/>So when the PFRA evicts a page, it first attempts to use cleancache code to put the data contained in that page into transcendent memory, memory that is not directly accessible or addressable by the kernel and is of unknown and possibly time-varying size. <text:s/>And when a cleancache-enabled filesystem wishes to access a page in a file on disk, it first checks cleancache to see if it already contains it. if it does, the page is copied into the kernel and a disk access is avoided. When a transcendent memory driver is available (such as zcache or Xen transcendent memory), a significant I/O reduction may be achieved. <text:s/>When none is available, all cleancache calls are reduced to a single pointer-compare-against-NULL resulting in a negligible performance hit. <text:s/>If unsure, say Y to enable cleancache</text:p>
          </table:table-cell>
          <table:table-cell table:number-columns-repeated="1022"/>
        </table:table-row>
        <table:table-row table:style-name="ro1">
          <table:table-cell office:value-type="string" calcext:value-type="string">
            <text:p>FRONTSWAP</text:p>
          </table:table-cell>
          <table:table-cell office:value-type="string" calcext:value-type="string">
            <text:p>Frontswap is so named because it can be thought of as the opposite of a backing store for a swap device. <text:s/>The data is stored into transcendent memory, memory that is not directly accessible or addressable by the kernel and is of unknown and possibly time-varying size. <text:s/>When space in transcendent memory is available, a significant swap I/O reduction may be achieved. <text:s/>When none is available, all frontswap calls are reduced to a single pointer- compare-against-NULL resulting in a negligible performance hit and swap data is stored as normal on the matching swap device. <text:s/>If unsure, say Y to enable frontswap.</text:p>
          </table:table-cell>
          <table:table-cell table:number-columns-repeated="1022"/>
        </table:table-row>
        <table:table-row table:style-name="ro1">
          <table:table-cell office:value-type="string" calcext:value-type="string">
            <text:p>ZSWAP</text:p>
          </table:table-cell>
          <table:table-cell office:value-type="string" calcext:value-type="string">
            <text:p>A lightweight compressed cache for swap pages. <text:s/>It takes pages that are in the process of being swapped out and attempts to compress them into a dynamically allocated RAM-based memory pool. This can result in a significant I/O reduction on swap device and, in the case where decompressing from RAM is faster that swap device reads, can also improve workload performance. <text:s/>This is marked experimental because it is a new feature (as of v3.11) that interacts heavily with memory reclaim. <text:s/>While these interactions don't cause any known issues on simple memory setups, they have not be fully explored on the large set of potential configurations and workloads that exist.</text:p>
          </table:table-cell>
          <table:table-cell table:number-columns-repeated="1022"/>
        </table:table-row>
        <table:table-row table:style-name="ro1">
          <table:table-cell office:value-type="string" calcext:value-type="string">
            <text:p>ZSMALLOC</text:p>
          </table:table-cell>
          <table:table-cell office:value-type="string" calcext:value-type="string">
            <text:p>zsmalloc is a slab-based memory allocator designed to store compressed RAM pages. <text:s/>zsmalloc uses virtual memory mapping in order to reduce fragmentation. <text:s/>However, this results in a non-standard allocator interface where a handle, not a pointer, is returned by an alloc(). <text:s/>This handle must be mapped in order to access the allocated space.</text:p>
          </table:table-cell>
          <table:table-cell table:number-columns-repeated="1022"/>
        </table:table-row>
        <table:table-row table:style-name="ro1">
          <table:table-cell office:value-type="string" calcext:value-type="string">
            <text:p>IP_VS_TAB_BITS</text:p>
          </table:table-cell>
          <table:table-cell office:value-type="string" calcext:value-type="string">
            <text:p>The IPVS connection hash table uses the chaining scheme to handle hash collisions. Using a big IPVS connection hash table will greatly reduce conflicts when there are hundreds of thousands of connections in the hash table. <text:s/>Note the table size must be power of 2. The table size will be the value of 2 to the your input number power. The number to choose is from 8 to 20, the default number is 12, which means the table size is 4096. Don't input the number too small, otherwise you will lose performance on it. You can adapt the table size yourself, according to your virtual server application. It is good to set the table size not far less than the number of connections per second multiplying average lasting time of connection in the table. <text:s/>For example, your virtual server gets 200 connections per second, the connection lasts for 200 seconds in average in the connection table, the table size should be not far less than 200x200, it is good to set the table size 32768 (2**15). <text:s/>Another note that each connection occupies 128 bytes effectively and each hash entry uses 8 bytes, so you can estimate how much memory is needed for your box. <text:s/>You can overwrite this number setting conn_tab_bits module parameter or by appending ip_vs.conn_tab_bits=? to the kernel command line if IP VS was compiled built-in.</text:p>
          </table:table-cell>
          <table:table-cell table:number-columns-repeated="1022"/>
        </table:table-row>
        <table:table-row table:style-name="ro1">
          <table:table-cell table:style-name="ce2" office:value-type="string" calcext:value-type="string">
            <text:p>BRIDGE_IGMP_SNOOPING</text:p>
          </table:table-cell>
          <table:table-cell table:style-name="ce2" office:value-type="string" calcext:value-type="string">
            <text:p>If you say Y here, then the Ethernet bridge will be able selectively forward multicast traffic based on IGMP/MLD traffic received from each port. <text:s/>Say N to exclude this support and reduce the binary size. <text:s/>If unsure, say Y.</text:p>
          </table:table-cell>
          <table:table-cell table:style-name="ce2" table:number-columns-repeated="1022"/>
        </table:table-row>
        <table:table-row table:style-name="ro1">
          <table:table-cell table:style-name="ce2" office:value-type="string" calcext:value-type="string">
            <text:p>BRIDGE_VLAN_FILTERING</text:p>
          </table:table-cell>
          <table:table-cell table:style-name="ce2" office:value-type="string" calcext:value-type="string">
            <text:p>If you say Y here, then the Ethernet bridge will be able selectively receive and forward traffic based on VLAN information in the packet any VLAN information configured on the bridge port or bridge device. <text:s/>Say N to exclude this support and reduce the binary size. <text:s/>If unsure, say Y.</text:p>
          </table:table-cell>
          <table:table-cell table:style-name="ce2" table:number-columns-repeated="1022"/>
        </table:table-row>
        <table:table-row table:style-name="ro1">
          <table:table-cell office:value-type="string" calcext:value-type="string">
            <text:p>BATMAN_ADV_MCAST</text:p>
          </table:table-cell>
          <table:table-cell office:value-type="string" calcext:value-type="string">
            <text:p>This option enables the multicast optimisation which aims to reduce the air overhead while improving the reliability of multicast messages.</text:p>
          </table:table-cell>
          <table:table-cell table:number-columns-repeated="1022"/>
        </table:table-row>
        <table:table-row table:style-name="ro1">
          <table:table-cell table:style-name="ce2" office:value-type="string" calcext:value-type="string">
            <text:p>OPENVSWITCH_GRE</text:p>
          </table:table-cell>
          <table:table-cell table:style-name="ce2" office:value-type="string" calcext:value-type="string">
            <text:p>If you say Y here, then the Open vSwitch will be able create GRE vport. <text:s/>Say N to exclude this support and reduce the binary size. <text:s/>If unsure, say Y.</text:p>
          </table:table-cell>
          <table:table-cell table:style-name="ce2" table:number-columns-repeated="1022"/>
        </table:table-row>
        <table:table-row table:style-name="ro1">
          <table:table-cell table:style-name="ce2" office:value-type="string" calcext:value-type="string">
            <text:p>OPENVSWITCH_VXLAN</text:p>
          </table:table-cell>
          <table:table-cell table:style-name="ce2" office:value-type="string" calcext:value-type="string">
            <text:p>If you say Y here, then the Open vSwitch will be able create vxlan vport. <text:s/>Say N to exclude this support and reduce the binary size. <text:s/>If unsure, say Y.</text:p>
          </table:table-cell>
          <table:table-cell table:style-name="ce2" table:number-columns-repeated="1022"/>
        </table:table-row>
        <table:table-row table:style-name="ro1">
          <table:table-cell table:style-name="ce2" office:value-type="string" calcext:value-type="string">
            <text:p>OPENVSWITCH_GENEVE</text:p>
          </table:table-cell>
          <table:table-cell table:style-name="ce2" office:value-type="string" calcext:value-type="string">
            <text:p>If you say Y here, then the Open vSwitch will be able create geneve vport. <text:s/>Say N to exclude this support and reduce the binary size.</text:p>
          </table:table-cell>
          <table:table-cell table:style-name="ce2"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table:style-name="ce2" office:value-type="string" calcext:value-type="string">
            <text:p>EXT4_USE_FOR_EXT2</text:p>
          </table:table-cell>
          <table:table-cell table:style-name="ce2" office:value-type="string" calcext:value-type="string">
            <text:p>Allow the ext4 file system driver code to be used for ext2 file system mounts. <text:s/>This allows users to reduce their compiled kernel size by using one file system driver for ext2, ext3, and ext4 file systems.</text:p>
          </table:table-cell>
          <table:table-cell table:style-name="ce2" table:number-columns-repeated="1022"/>
        </table:table-row>
        <table:table-row table:style-name="ro1">
          <table:table-cell office:value-type="string" calcext:value-type="string">
            <text:p>AUTOFS4_FS</text:p>
          </table:table-cell>
          <table:table-cell office:value-type="string" calcext:value-type="string">
            <text:p>The automounter is a tool to automatically mount remote file systems on demand. This implementation is partially kernel-based to reduce overhead in the already-mounted case. this is unlike the BSD automounter (amd), which is a pure user space daemon. <text:s/>To use the automounter you need the user-space tools from &lt;https://www.kernel.org/pub/linux/daemons/autofs/v4/&gt;. you also want to answer Y to NFS file system support, below. <text:s/>To compile this support as a module, choose M here: the module will be called autofs4. <text:s/>You will need to add alias autofs autofs4 to your modules configuration file. <text:s/>If you are not a part of a fairly large, distributed network or don't have a laptop which needs to dynamically reconfigure to the local network, you probably do not need an automounter, and can say N here.</text:p>
          </table:table-cell>
          <table:table-cell table:number-columns-repeated="1022"/>
        </table:table-row>
        <table:table-row table:style-name="ro1">
          <table:table-cell table:style-name="ce2" office:value-type="string" calcext:value-type="string">
            <text:p>PROC_PAGE_MONITOR</text:p>
          </table:table-cell>
          <table:table-cell table:style-name="ce2"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ce2"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CIFS_WEAK_PW_HASH</text:p>
          </table:table-cell>
          <table:table-cell office:value-type="string" calcext:value-type="string">
            <text:p>Modern CIFS servers including Samba and most Windows versions (since 1997) support stronger NTLM (and even NTLMv2 and Kerberos) security mechanisms. These hash the password more securely than the mechanisms used in the older LANMAN version of the SMB protocol but LANMAN based authentication is needed to establish sessions with some old SMB servers. <text:s/>Enabling this option allows the cifs module to mount to older LANMAN based servers such as OS/2 and Windows 95, but such mounts may be less secure than mounts using NTLM or more recent security mechanisms if you are on a public network. <text:s/>Unless you have a need to access old SMB servers (and are on a private network) you probably want to say N. <text:s/>Even if this support is enabled in the kernel build, LANMAN authentication will not be used automatically. At runtime LANMAN mounts are disabled but can be set to required (or optional) either in /proc/fs/cifs (see fs/cifs/README for more detail) or via an option on the mount command. This support is disabled by default in order to reduce the possibility of a downgrade attack. <text:s/>If unsure, say N.</text:p>
          </table:table-cell>
          <table:table-cell table:number-columns-repeated="1022"/>
        </table:table-row>
        <table:table-row table:style-name="ro1">
          <table:table-cell office:value-type="string" calcext:value-type="string">
            <text:p>LSM_MMAP_MIN_ADDR</text:p>
          </table:table-cell>
          <table:table-cell office:value-type="string" calcext:value-type="string">
            <text:p>This is the portion of low virtual memory which should be protected from userspace allocation. <text:s/>Keeping a user from writing to low pages can help reduce the impact of kernel NULL pointer bugs. <text:s/>For most ia64, ppc64 and x86 users with lots of address space a value of 65536 is reasonable and should cause no problems. On arm and other archs it should not be higher than 32768. Programs which use vm86 functionality or have some need to map this low address space will need the permission specific to the systems running LSM.</text:p>
          </table:table-cell>
          <table:table-cell table:number-columns-repeated="1022"/>
        </table:table-row>
        <table:table-row table:style-name="ro1">
          <table:table-cell office:value-type="string" calcext:value-type="string">
            <text:p>SECURITY_SMACK_BRINGUP</text:p>
          </table:table-cell>
          <table:table-cell office:value-type="string" calcext:value-type="string">
            <text:p>Enable the bring-up (b) access mode in Smack rules. When access is granted by a rule with the b mode a message about the access requested is generated. The intention is that a process can be granted a wide set of access initially with the bringup mode set on the rules. The developer can use the information to identify which rules are necessary and what accesses may be inappropriate. The developer can reduce the access rule set once the behavior is well understood. This is a superior mechanism to the oft abused permissive mode of other systems. If you are unsure how to answer this question, answer N.</text:p>
          </table:table-cell>
          <table:table-cell table:number-columns-repeated="1022"/>
        </table:table-row>
        <table:table-row table:style-name="ro1">
          <table:table-cell office:value-type="string" calcext:value-type="string">
            <text:p>SECURITY_TOMOYO_OMIT_USERSPACE_LOADER</text:p>
          </table:table-cell>
          <table:table-cell office:value-type="string" calcext:value-type="string">
            <text:p>Say Y here if you want to activate access control as soon as built-in policy was loaded. This option will be useful for systems where operations which can lead to the hijacking of the boot sequence are needed before loading the policy. For example, you can activate immediately after loading the fixed part of policy which will allow only operations needed for mounting a partition which contains the variant part of policy and verifying (e.g. running GPG check) and loading the variant part of policy. Since you can start using enforcing mode from the beginning, you can reduce the possibility of hijacking the boot sequence.</text:p>
          </table:table-cell>
          <table:table-cell table:number-columns-repeated="1022"/>
        </table:table-row>
        <table:table-row table:style-name="ro1">
          <table:table-cell office:value-type="string" calcext:value-type="string">
            <text:p>CRYPTO_AES_PPC_SPE</text:p>
          </table:table-cell>
          <table:table-cell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SHARED_KERNEL</text:p>
          </table:table-cell>
          <table:table-cell office:value-type="string" calcext:value-type="string">
            <text:p>Select this option, if you want to share the text segment of the Linux kernel between different VM guests. This reduces memory usage with lots of guests but greatly increases kernel size. Also if a kernel was IPL'ed from a shared segment the kexec system call will not work. You should only select this option if you know what you are doing and want to exploit this feature.</text:p>
          </table:table-cell>
          <table:table-cell table:number-columns-repeated="1022"/>
        </table:table-row>
        <table:table-row table:style-name="ro1">
          <table:table-cell office:value-type="string" calcext:value-type="string">
            <text:p>CMM</text:p>
          </table:table-cell>
          <table:table-cell office:value-type="string" calcext:value-type="string">
            <text:p>Select this option, if you want to enable the kernel interface to reduce the memory size of the system. This is accomplished by allocating pages of memory and put them on hold. This only makes sense for a system running in an LPAR where the unused pages will be reused for other LPARs. The interface allows firmware to balance memory across many LPARs.</text:p>
          </table:table-cell>
          <table:table-cell table:number-columns-repeated="1022"/>
        </table:table-row>
        <table:table-row table:style-name="ro1">
          <table:table-cell office:value-type="string" calcext:value-type="string">
            <text:p>RANDOMIZE_MEMORY_PHYSICAL_PADDING</text:p>
          </table:table-cell>
          <table:table-cell office:value-type="string" calcext:value-type="string">
            <text:p>Define the padding in terabytes added to the existing physical memory size during kernel memory randomization. It is useful for memory hotplug support but reduces the entropy available for address randomization. <text:s/>If unsure, leave at the default value.</text:p>
          </table:table-cell>
          <table:table-cell table:number-columns-repeated="1022"/>
        </table:table-row>
        <table:table-row table:style-name="ro1">
          <table:table-cell office:value-type="string" calcext:value-type="string">
            <text:p>PPC601_SYNC_FIX</text:p>
          </table:table-cell>
          <table:table-cell office:value-type="string" calcext:value-type="string">
            <text:p>Some versions of the PPC601 (the first PowerPC chip) have bugs which mean that extra synchronization instructions are required near certain instructions, typically those that make major changes to the CPU state. <text:s/>These extra instructions reduce performance slightly. If you say N here, these extra instructions will not be included, resulting in a kernel which will run faster but may not run at all on some systems with the PPC601 chip. <text:s/>If in doubt, say Y here.</text:p>
          </table:table-cell>
          <table:table-cell table:number-columns-repeated="1022"/>
        </table:table-row>
        <table:table-row table:style-name="ro1">
          <table:table-cell table:style-name="ce2" office:value-type="string" calcext:value-type="string">
            <text:p>LD_NO_RELAX</text:p>
          </table:table-cell>
          <table:table-cell table:style-name="ce2" office:value-type="string" calcext:value-type="string">
            <text:p>Enable this function to disable link-time optimizations. The default linker behavior is to combine identical literal values to reduce code size and remove unnecessary overhead from assembler-generated 'longcall' sequences. Enabling this option improves the link time but increases the code size, and possibly execution time.</text:p>
          </table:table-cell>
          <table:table-cell table:style-name="ce2" table:number-columns-repeated="1022"/>
        </table:table-row>
        <table:table-row table:style-name="ro1">
          <table:table-cell office:value-type="string" calcext:value-type="string">
            <text:p>4KSTACKS</text:p>
          </table:table-cell>
          <table:table-cell office:value-type="string" calcext:value-type="string">
            <text:p>If you say Y here the kernel will use a 4Kb stacksize for the kernel stack attached to each process/thread. This facilitates running more threads on a system and also reduces the pressure on the VM subsystem for higher order allocations.</text:p>
          </table:table-cell>
          <table:table-cell table:number-columns-repeated="1022"/>
        </table:table-row>
        <table:table-row table:style-name="ro1">
          <table:table-cell office:value-type="string" calcext:value-type="string">
            <text:p>KERNEL_4M_PAGES</text:p>
          </table:table-cell>
          <table:table-cell office:value-type="string" calcext:value-type="string">
            <text:p>Map the kernel with large pages to reduce TLB pressure.</text:p>
          </table:table-cell>
          <table:table-cell table:number-columns-repeated="1022"/>
        </table:table-row>
        <table:table-row table:style-name="ro1">
          <table:table-cell office:value-type="string" calcext:value-type="string">
            <text:p>MIPS_O32_FP64_SUPPORT</text:p>
          </table:table-cell>
          <table:table-cell office:value-type="string" calcext:value-type="string">
            <text:p>When this is enabled, the kernel will support use of 64-bit floating point registers with binaries using the O32 ABI along with the EF_MIPS_FP64 ELF header flag (typically built with -mfp64). On 32-bit MIPS systems this support is at the cost of increasing the size and complexity of the compiled FPU emulator. Thus if you are running a MIPS32 system and know that none of your userland binaries will require 64-bit floating point, you may wish to reduce the size of your kernel &amp; potentially improve FP emulation performance by saying N here. <text:s/>Although binutils currently supports use of this flag the details concerning its effect upon the O32 ABI in userland are still being worked on. In order to avoid userland becoming dependant upon current behaviour before the details have been finalised, this option should be considered experimental and only enabled by those working upon said details. <text:s/>If unsure, say N.</text:p>
          </table:table-cell>
          <table:table-cell table:number-columns-repeated="1022"/>
        </table:table-row>
        <table:table-row table:style-name="ro1">
          <table:table-cell office:value-type="string" calcext:value-type="string">
            <text:p>KVM_MIPS_DYN_TRANS</text:p>
          </table:table-cell>
          <table:table-cell office:value-type="string" calcext:value-type="string">
            <text:p>When running in Trap &amp; Emulate mode patch privileged instructions to reduce the number of traps. <text:s/>If unsure, say Y.</text:p>
          </table:table-cell>
          <table:table-cell table:number-columns-repeated="1022"/>
        </table:table-row>
        <table:table-row table:style-name="ro1">
          <table:table-cell office:value-type="string" calcext:value-type="string">
            <text:p>ARM_ERRATA_742231</text:p>
          </table:table-cell>
          <table:table-cell office:value-type="string" calcext:value-type="string">
            <text:p>This option enables the workaround for the 742231 Cortex-A9 (r2p0..r2p2) erratum. Under certain conditions, specific to the Cortex-A9 MPCore micro-architecture, two CPUs working in SMP mode, accessing some data located in the same cache line, may get corrupted data due to bad handling of the address hazard when the line gets replaced from one of the CPUs at the same time as another CPU is accessing it. This workaround sets specific bits in the diagnostic register of the Cortex-A9 which reduces the linefill issuing capabilities of the processor.</text:p>
          </table:table-cell>
          <table:table-cell table:number-columns-repeated="1022"/>
        </table:table-row>
        <table:table-row table:style-name="ro1">
          <table:table-cell office:value-type="string" calcext:value-type="string">
            <text:p>ALPHA_QEMU</text:p>
          </table:table-cell>
          <table:table-cell office:value-type="string" calcext:value-type="string">
            <text:p>Assume the presence of special features supported by QEMU PALcode that reduce the overhead of system emulation. <text:s/>Generic kernels will auto-detect QEMU. <text:s/>But when building a system-specific kernel, the assumption is that we want to elimiate as many runtime tests as possible. <text:s/>If unsure, say N.</text:p>
          </table:table-cell>
          <table:table-cell table:number-columns-repeated="1022"/>
        </table:table-row>
        <table:table-row table:style-name="ro1">
          <table:table-cell office:value-type="string" calcext:value-type="string">
            <text:p>ALPHA_WTINT</text:p>
          </table:table-cell>
          <table:table-cell office:value-type="string" calcext:value-type="string">
            <text:p>The Wait for Interrupt (WTINT) PALcall attempts to place the CPU to sleep until the next interrupt. <text:s/>This may reduce the power consumed, and the heat produced by the computer. <text:s/>However, it has the side effect of making the cycle counter unreliable as a timing device across the sleep. <text:s/>For emulation under QEMU, definitely say Y here, as we have other mechanisms for measuring time than the cycle counter. <text:s/>For EV4 (but not LCA), EV5 and EV56 systems, or for systems running MILO, sleep mode is not supported so you might as well say N here. <text:s/>For SMP systems we cannot use the cycle counter for timing anyway, so you might as well say Y here. <text:s/>If unsure, say N.</text:p>
          </table:table-cell>
          <table:table-cell table:number-columns-repeated="1022"/>
        </table:table-row>
        <table:table-row table:style-name="ro1">
          <table:table-cell office:value-type="string" calcext:value-type="string">
            <text:p>ARM64_VHE</text:p>
          </table:table-cell>
          <table:table-cell office:value-type="string" calcext:value-type="string">
            <text:p>Virtualization Host Extensions (VHE) allow the kernel to run directly at EL2 (instead of EL1) on processors that support it. This leads to better performance for KVM, as they reduce the cost of the world switch. <text:s/>Selecting this option allows the VHE feature to be detected at runtime, and does not affect processors that do not implement this feature.</text:p>
          </table:table-cell>
          <table:table-cell table:number-columns-repeated="1022"/>
        </table:table-row>
        <table:table-row table:style-name="ro1">
          <table:table-cell office:value-type="string" calcext:value-type="string">
            <text:p>PM_BFIN_SLEEP_DEEPER</text:p>
          </table:table-cell>
          <table:table-cell office:value-type="string" calcext:value-type="string">
            <text:p>Sleep Deeper Mode (High Power Savings) - This mode reduces dynamic power dissipation by disabling the clock to the processor core (CCLK). Furthermore, Standby sets the internal power supply voltage (VDDINT) to 0.85 V to provide the greatest power savings, while preserving the processor state. The PLL and system clock (SCLK) continue to operate at a very low frequency of about 3.3 MHz. To preserve data integrity in the SDRAM, the SDRAM is put into Self Refresh Mode. Typically an external event such as GPIO interrupt or RTC activity wakes up the processor. Various Peripherals such as UART, SPORT, PPI may not function as normal during Sleep Deeper, due to the reduced SCLK frequency. When in the sleep mode, system DMA access to L1 memory is not supported. <text:s/>If unsure, select Sleep Deeper.</text:p>
          </table:table-cell>
          <table:table-cell table:number-columns-repeated="1022"/>
        </table:table-row>
        <table:table-row table:style-name="ro1">
          <table:table-cell office:value-type="string" calcext:value-type="string">
            <text:p>PM_BFIN_SLEEP</text:p>
          </table:table-cell>
          <table:table-cell office:value-type="string" calcext:value-type="string">
            <text:p>Sleep Mode (High Power Savings) - The sleep mode reduces power dissipation by disabling the clock to the processor core (CCLK). The PLL and system clock (SCLK), however, continue to operate in this mode. Typically an external event or RTC activity will wake up the processor. When in the sleep mode, system DMA access to L1 memory is not supported. <text:s/>If unsure, select Sleep Deeper.</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3">00/00/0000</text:date>, <text:time style:data-style-name="N2" text:time-value="19:52:46.2955089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3T19:54:24.447407229</dc:date>
    <meta:editing-duration>PT1H48M36S</meta:editing-duration>
    <meta:editing-cycles>25</meta:editing-cycles>
    <meta:document-statistic meta:table-count="1" meta:cell-count="188" meta:object-count="0"/>
  </office:meta>
</office:document-meta>
</file>